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0.6465in"/>
    </style:style>
    <style:style style:name="co17" style:family="table-column">
      <style:table-column-properties fo:break-before="auto" style:column-width="0.9146in"/>
    </style:style>
    <style:style style:name="co18" style:family="table-column">
      <style:table-column-properties fo:break-before="auto" style:column-width="2.53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row table:style-name="ro3">
          <table:table-cell office:value-type="string">
            <text:p>#</text:p>
          </table:table-cell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population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coverage</text:p>
          </table:table-cell>
          <table:table-cell office:value-type="string">
            <text:p>delete in</text:p>
          </table:table-cell>
          <table:table-cell office:value-type="string">
            <text:p>observation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20000">
            <text:p>20000</text:p>
          </table:table-cell>
          <table:table-cell office:value-type="string">
            <text:p>48.89 (ival)</text:p>
          </table:table-cell>
          <table:table-cell office:value-type="string">
            <text:p>cora</text:p>
          </table:table-cell>
          <table:table-cell office:value-type="float" office:value="0.007127533">
            <text:p>0.007127533</text:p>
          </table:table-cell>
          <table:table-cell office:value-type="string">
            <text:p>M, &gt; d</text:p>
          </table:table-cell>
          <table:table-cell office:value-type="string">
            <text:p>Train-tes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20000">
            <text:p>20000</text:p>
          </table:table-cell>
          <table:table-cell office:value-type="string">
            <text:p>49.34 (ival)</text:p>
          </table:table-cell>
          <table:table-cell office:value-type="string">
            <text:p>cora</text:p>
          </table:table-cell>
          <table:table-cell office:value-type="float" office:value="0.00237116887">
            <text:p>0.0023711689</text:p>
          </table:table-cell>
          <table:table-cell/>
          <table:table-cell office:value-type="string">
            <text:p>10-fold</text:p>
          </table:table-cell>
        </table:table-row>
        <table:table-row table:style-name="ro4">
          <table:table-cell table:number-columns-repeated="7"/>
          <table: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12000">
            <text:p>12000</text:p>
          </table:table-cell>
          <table:table-cell office:value-type="string">
            <text:p>49.74 (ival)</text:p>
          </table:table-cell>
          <table:table-cell office:value-type="string">
            <text:p>ickarus</text:p>
          </table:table-cell>
          <table:table-cell office:value-type="float" office:value="0.0061738747">
            <text:p>0.0061738747</text:p>
          </table:table-cell>
          <table:table-cell office:value-type="string">
            <text:p>M, &gt; d</text:p>
          </table:table-cell>
          <table:table-cell office:value-type="string">
            <text:p>10-fold, THETA_GA = 4000, P# = 0.9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12000">
            <text:p>12000</text:p>
          </table:table-cell>
          <table:table-cell office:value-type="string">
            <text:p>40?</text:p>
          </table:table-cell>
          <table:table-cell office:value-type="string">
            <text:p>ickarus</text:p>
          </table:table-cell>
          <table:table-cell office:value-type="string">
            <text:p>0.025 ? !</text:p>
          </table:table-cell>
          <table:table-cell office:value-type="string">
            <text:p>M, &gt; d</text:p>
          </table:table-cell>
          <table:table-cell office:value-type="string">
            <text:p>10-fold, THETA_GA = 4000, P# = 0.98</text:p>
          </table:table-cell>
        </table:table-row>
        <table:table-row table:style-name="ro4">
          <table:table-cell table:number-columns-repeated="7"/>
          <table: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18000">
            <text:p>18000</text:p>
          </table:table-cell>
          <table:table-cell office:value-type="string">
            <text:p>51.67 (ival)</text:p>
          </table:table-cell>
          <table:table-cell office:value-type="string">
            <text:p>ickarus</text:p>
          </table:table-cell>
          <table:table-cell office:value-type="float" office:value="0.047329331">
            <text:p>0.047329331</text:p>
          </table:table-cell>
          <table:table-cell office:value-type="string">
            <text:p>M, &gt; d</text:p>
          </table:table-cell>
          <table:table-cell office:value-type="string">
            <text:p>10-fold, THETA_GA = 4000, P# = 0.8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cora</text:p>
          </table:table-cell>
          <table:table-cell/>
          <table:table-cell office:value-type="string">
            <text:p>M, &gt; d</text:p>
          </table:table-cell>
          <table:table-cell office:value-type="string">
            <text:p>10-fold, THETA_GA = 7000, P# = 0.85</text:p>
          </table:table-cell>
        </table:table-row>
        <table:table-row table:style-name="ro4">
          <table:table-cell table:number-columns-repeated="1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18000">
            <text:p>18000</text:p>
          </table:table-cell>
          <table:table-cell/>
          <table:table-cell office:value-type="string">
            <text:p>ickarus</text:p>
          </table:table-cell>
          <table:table-cell/>
          <table:table-cell office:value-type="string">
            <text:p>M, &gt; d</text:p>
          </table:table-cell>
          <table:table-cell office:value-type="string">
            <text:p>10-fold, THETA_GA = 7000, P# = 0.85</text:p>
          </table:table-cell>
        </table:table-row>
        <table:table-row table:style-name="ro4" table:number-rows-repeated="2">
          <table:table-cell table:number-columns-repeated="17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ickarus</text:p>
          </table:table-cell>
          <table:table-cell/>
          <table:table-cell office:value-type="string">
            <text:p>M, &gt; d</text:p>
          </table:table-cell>
          <table:table-cell office:value-type="string">
            <text:p>10-fold, THETA_GA = 1000, P# = 0.99</text:p>
          </table:table-cell>
        </table:table-row>
        <table:table-row table:style-name="ro4" table:number-rows-repeated="1048561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 style:data-style-name="N2" text:time-value="0000-00-00T18:07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22:41:19</meta:creation-date>
    <dc:date>2013-03-06T18:08:12</dc:date>
    <meta:editing-duration>PT11M13S</meta:editing-duration>
    <meta:editing-cycles>17</meta:editing-cycles>
    <meta:generator>LibreOffice/3.6$Linux_x86 LibreOffice_project/360m1$Build-2</meta:generator>
    <meta:document-statistic meta:table-count="3" meta:cell-count="146" meta:object-count="0"/>
  </office:meta>
</office:document-meta>
</file>